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1656171330748173665"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577635906282381638"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1999909142085329209"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7038995025561526985"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279274366610529453"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4788370857636202082" text:style-name="L6">
        <text:list-item>
          <text:list>
            <text:list-header>
              <text:p text:style-name="P169"><text:span text:style-name="T1">warm up:</text:span> 0.2 mile jog and rest 2 minutes</text:p>
              <text:p text:style-name="P169"><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64062954734132300"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1896830093786244528"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5289839" text:continue-list="list64062954734132300"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69239018191495858"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269607"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278187"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5286713" text:continue-numbering="true" text:style-name="L9">
        <text:list-item>
          <text:list>
            <text:list-header>
              <text:p text:style-name="P170">Warm down: <text:span text:style-name="T2">0.25 mile jog home</text:span></text:p>
              <text:p text:style-name="P171"/>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5279170" text:continue-numbering="true" text:style-name="L9">
        <text:list-item>
          <text:list>
            <text:list-header>
              <text:p text:style-name="P171">Time for 4.8 miles: 56: 32, Ave Pace: 11:51/mile, Ave HR:118,-&gt;1399 heartbeats/Mile</text:p>
              <text:p text:style-name="P17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294857" text:continue-numbering="true" text:style-name="L9">
        <text:list-item>
          <text:list>
            <text:list-header>
              <text:p text:style-name="P171">Today Oct 13:</text:p>
              <text:p text:style-name="P171">Time for 4.8 miles: 59: 34, Ave Pace: 12:24.5/mile, Ave HR:108.5,-&gt;1345 heartbeats/Mile</text:p>
              <text:p text:style-name="P171">On Thur <text:s/>Oct 8, 2020: </text:p>
              <text:p text:style-name="P171">Time for 4.8 miles: 59: 55, Ave Pace: 12:29/mile, Ave HR:112,-&gt;1398 heartbeats/Mile</text:p>
              <text:p text:style-name="P172">On Oct 8 when going up hill, I ran until my HR was up to 120 bpm and then walked until my HR was 110 bpm and then repeated.</text:p>
              <text:p text:style-name="P172">On Oct 13 when going up hill, I ran until my HR was up to 115 bpm and then walked until my HR was 105 bpm and then repeated.</text:p>
              <text:p text:style-name="P173">On Oct 13 my average rate was faster and heartbeats/mile was lower. Therefore this scheme is better. I should repeat these two workouts and also try the following:</text:p>
              <text:p text:style-name="P172">When going up hill, run until my HR is up to 110 bpm and then walk until my HR is 100 bpm and repeat.</text:p>
              <text:p text:style-name="P17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6243919616582528987"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2355514018168692900"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420392126150609513"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274698" text:continue-numbering="true" text:style-name="L12">
        <text:list-item>
          <text:list>
            <text:list-header>
              <text:p text:style-name="P175">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651825220190521716"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135085602399100746"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815662029182971133" text:style-name="L15">
        <text:list-item>
          <text:list>
            <text:list-header>
              <text:p text:style-name="P155">1.5 miles averaging about 9:40/mile and rest 1 min</text:p>
            </text:list-header>
          </text:list>
        </text:list-item>
      </text:list>
      <text:p text:style-name="P23">1 mile in 8:26 and rest 2 min</text:p>
      <text:list xml:id="list1272891731052365564"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409760275250801759"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286037"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6570591474298327556"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82485336404379123"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6103093669188018710"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5290276" text:continue-list="list3382485336404379123" text:style-name="L19">
        <text:list-item>
          <text:list>
            <text:list-header>
              <text:p text:style-name="P159">(Pace*HR)=1240</text:p>
            </text:list-header>
          </text:list>
        </text:list-item>
      </text:list>
      <text:list xml:id="list35279439" text:continue-list="list6570591474298327556" text:style-name="L18">
        <text:list-item>
          <text:list>
            <text:list-header>
              <text:p text:style-name="P158">2 miles at 10:46/mile Ave HR= 121 bpm and rest a few minutes</text:p>
            </text:list-header>
          </text:list>
        </text:list-item>
      </text:list>
      <text:list xml:id="list35268022" text:continue-list="list35290276"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5270393"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694356261531056199"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900257967831164564"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210716534838419271"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4663208467994777831" text:style-name="L24">
        <text:list-item>
          <text:p text:style-name="P174">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144142367977339634"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10"><text:span text:style-name="T2"/></text:p>
      <text:p text:style-name="P10">In the past week: 14.6 miles running <text:span text:style-name="T2">and 11 miles walking</text:span></text:p>
      <text:p text:style-name="P10"><text:span text:style-name="T2"/></text:p>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11"/>
      <text:p text:style-name="P11"/>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text:soft-page-break/>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60465096619748511"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0-08T14:56:01.84</dc:date>
    <dc:creator>James Lombardi</dc:creator>
    <meta:editing-duration>P17DT23H43M42S</meta:editing-duration>
    <meta:editing-cycles>1346</meta:editing-cycles>
    <meta:generator>OpenOffice/4.1.2$Win32 OpenOffice.org_project/412m3$Build-9782</meta:generator>
    <meta:document-statistic meta:table-count="0" meta:image-count="9" meta:object-count="0" meta:page-count="143" meta:paragraph-count="4041" meta:word-count="44309" meta:character-count="228063"/>
  </office:meta>
</office:document-meta>
</file>